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Text_20_body">
      <style:text-properties style:font-name="URW Bookman L" officeooo:rsid="004a7d56" officeooo:paragraph-rsid="0054bcbe"/>
    </style:style>
    <style:style style:name="P33" style:family="paragraph" style:parent-style-name="Text_20_body">
      <style:text-properties style:font-name="URW Bookman L" officeooo:rsid="0054bcbe" officeooo:paragraph-rsid="0054bcbe"/>
    </style:style>
    <style:style style:name="P34" style:family="paragraph" style:parent-style-name="Text_20_body">
      <style:text-properties style:font-name="URW Bookman L" officeooo:paragraph-rsid="0054bcbe"/>
    </style:style>
    <style:style style:name="P35" style:family="paragraph" style:parent-style-name="Text_20_body">
      <style:text-properties style:font-name="URW Bookman L" officeooo:rsid="005c0014" officeooo:paragraph-rsid="005c0014"/>
    </style:style>
    <style:style style:name="P36" style:family="paragraph" style:parent-style-name="Text_20_body">
      <style:text-properties style:font-name="URW Bookman L" officeooo:rsid="005d5c85" officeooo:paragraph-rsid="005d5c85"/>
    </style:style>
    <style:style style:name="P37" style:family="paragraph" style:parent-style-name="Text_20_body">
      <style:text-properties style:font-name="URW Bookman L" officeooo:rsid="005f3e15" officeooo:paragraph-rsid="005f3e15"/>
    </style:style>
    <style:style style:name="P38" style:family="paragraph" style:parent-style-name="Heading_20_1">
      <style:text-properties style:font-name="URW Bookman L"/>
    </style:style>
    <style:style style:name="P39" style:family="paragraph" style:parent-style-name="Text_20_body">
      <style:text-properties officeooo:rsid="0026b297" officeooo:paragraph-rsid="0026b297"/>
    </style:style>
    <style:style style:name="P40" style:family="paragraph" style:parent-style-name="Text_20_body">
      <style:text-properties officeooo:paragraph-rsid="0026b297"/>
    </style:style>
    <style:style style:name="P41" style:family="paragraph" style:parent-style-name="Text_20_body">
      <style:text-properties style:font-name="URW Bookman L" officeooo:paragraph-rsid="003675aa"/>
    </style:style>
    <style:style style:name="P42" style:family="paragraph" style:parent-style-name="Text_20_body">
      <style:text-properties style:font-name="URW Bookman L" officeooo:rsid="00382ac9" officeooo:paragraph-rsid="00382ac9"/>
    </style:style>
    <style:style style:name="P43" style:family="paragraph" style:parent-style-name="Text_20_body">
      <style:text-properties style:font-name="URW Bookman L" officeooo:rsid="0040bbb3" officeooo:paragraph-rsid="0041fc1f"/>
    </style:style>
    <style:style style:name="P44" style:family="paragraph" style:parent-style-name="Text_20_body">
      <style:text-properties style:font-name="URW Bookman L" officeooo:rsid="0040bbb3" officeooo:paragraph-rsid="00445d03"/>
    </style:style>
    <style:style style:name="P45" style:family="paragraph" style:parent-style-name="Text_20_body">
      <style:text-properties style:font-name="URW Bookman L" officeooo:rsid="0040bbb3" officeooo:paragraph-rsid="004fdb49"/>
    </style:style>
    <style:style style:name="P46" style:family="paragraph" style:parent-style-name="Text_20_body">
      <style:text-properties style:font-name="URW Bookman L" fo:language="en" fo:country="US" officeooo:rsid="00478f2e" officeooo:paragraph-rsid="004fdb49"/>
    </style:style>
    <style:style style:name="P47" style:family="paragraph" style:parent-style-name="Text_20_body">
      <style:text-properties style:font-name="URW Bookman L" officeooo:rsid="0048b5ef" officeooo:paragraph-rsid="0048b5ef"/>
    </style:style>
    <style:style style:name="P48" style:family="paragraph" style:parent-style-name="Text_20_body">
      <style:text-properties officeooo:paragraph-rsid="00531f76"/>
    </style:style>
    <style:style style:name="P49" style:family="paragraph" style:parent-style-name="Text_20_body">
      <style:text-properties officeooo:paragraph-rsid="00597bb5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6175f3"/>
    </style:style>
    <style:style style:name="T24" style:family="text">
      <style:text-properties officeooo:rsid="004c3100"/>
    </style:style>
    <style:style style:name="T25" style:family="text">
      <style:text-properties officeooo:rsid="0054bcbe"/>
    </style:style>
    <style:style style:name="T26" style:family="text">
      <style:text-properties officeooo:rsid="004a7d56"/>
    </style:style>
    <style:style style:name="T27" style:family="text">
      <style:text-properties officeooo:rsid="005f9e17"/>
    </style:style>
    <style:style style:name="T28" style:family="text">
      <style:text-properties officeooo:rsid="005f3e15"/>
    </style:style>
    <style:style style:name="T29" style:family="text">
      <style:text-properties officeooo:rsid="005d5c85"/>
    </style:style>
    <style:style style:name="T30" style:family="text">
      <style:text-properties officeooo:rsid="003367cc"/>
    </style:style>
    <style:style style:name="T31" style:family="text">
      <style:text-properties style:font-name="URW Bookman L"/>
    </style:style>
    <style:style style:name="T32" style:family="text">
      <style:text-properties style:font-name="URW Bookman L" officeooo:rsid="00299430"/>
    </style:style>
    <style:style style:name="T33" style:family="text">
      <style:text-properties style:font-name="URW Bookman L" officeooo:rsid="002b47c5"/>
    </style:style>
    <style:style style:name="T34" style:family="text">
      <style:text-properties officeooo:rsid="003a0582"/>
    </style:style>
    <style:style style:name="T35" style:family="text">
      <style:text-properties officeooo:rsid="003675aa"/>
    </style:style>
    <style:style style:name="T36" style:family="text">
      <style:text-properties officeooo:rsid="00382ac9"/>
    </style:style>
    <style:style style:name="T37" style:family="text">
      <style:text-properties fo:font-style="italic" officeooo:rsid="003675aa" style:font-style-asian="italic" style:font-style-complex="italic"/>
    </style:style>
    <style:style style:name="T38" style:family="text">
      <style:text-properties fo:font-style="italic" officeooo:rsid="00382ac9" style:font-style-asian="italic" style:font-style-complex="italic"/>
    </style:style>
    <style:style style:name="T39" style:family="text">
      <style:text-properties fo:font-weight="bold" officeooo:rsid="003675aa" style:font-weight-asian="bold" style:font-weight-complex="bold"/>
    </style:style>
    <style:style style:name="T40" style:family="text">
      <style:text-properties fo:font-weight="bold" officeooo:rsid="00382ac9" style:font-weight-asian="bold" style:font-weight-complex="bold"/>
    </style:style>
    <style:style style:name="T41" style:family="text">
      <style:text-properties fo:font-style="italic" officeooo:rsid="003cc3a7" style:font-style-asian="italic" style:font-style-complex="italic"/>
    </style:style>
    <style:style style:name="T42" style:family="text">
      <style:text-properties fo:language="en" fo:country="US" fo:font-weight="bold"/>
    </style:style>
    <style:style style:name="T43" style:family="text">
      <style:text-properties style:text-position="33% 80%" fo:language="en" fo:country="US" fo:font-weight="bold"/>
    </style:style>
    <style:style style:name="T44" style:family="text">
      <style:text-properties fo:language="en" fo:country="US"/>
    </style:style>
    <style:style style:name="T45" style:family="text">
      <style:text-properties officeooo:rsid="003aec61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style:text-position="33% 80%" fo:language="en" fo:country="US" fo:font-weight="normal" style:font-weight-asian="normal" style:font-weight-complex="normal"/>
    </style:style>
    <style:style style:name="T48" style:family="text">
      <style:text-properties fo:language="en" fo:country="US" officeooo:rsid="003a0239"/>
    </style:style>
    <style:style style:name="T49" style:family="text">
      <style:text-properties fo:language="el" fo:country="GR" officeooo:rsid="003cc3a7"/>
    </style:style>
    <style:style style:name="T50" style:family="text">
      <style:text-properties fo:language="en" fo:country="US" officeooo:rsid="003cc3a7"/>
    </style:style>
    <style:style style:name="T51" style:family="text">
      <style:text-properties fo:language="en" fo:country="US" officeooo:rsid="0041fc1f"/>
    </style:style>
    <style:style style:name="T52" style:family="text">
      <style:text-properties fo:language="en" fo:country="US" officeooo:rsid="0042bff0"/>
    </style:style>
    <style:style style:name="T53" style:family="text">
      <style:text-properties fo:language="en" fo:country="US" officeooo:rsid="00445d03"/>
    </style:style>
    <style:style style:name="T54" style:family="text">
      <style:text-properties style:font-name="URW Bookman L" fo:language="en" fo:country="US" officeooo:rsid="00445d03"/>
    </style:style>
    <style:style style:name="T55" style:family="text">
      <style:text-properties style:font-name="URW Bookman L" fo:language="en" fo:country="US" officeooo:rsid="0040bbb3"/>
    </style:style>
    <style:style style:name="T56" style:family="text">
      <style:text-properties style:font-name="URW Bookman L" fo:language="en" fo:country="US" officeooo:rsid="005169ef"/>
    </style:style>
    <style:style style:name="T57" style:family="text">
      <style:text-properties style:font-name="URW Bookman L" fo:language="en" fo:country="US"/>
    </style:style>
    <style:style style:name="T58" style:family="text">
      <style:text-properties style:font-name="URW Bookman L" officeooo:rsid="005169ef"/>
    </style:style>
    <style:style style:name="T59" style:family="text">
      <style:text-properties fo:language="en" fo:country="US" officeooo:rsid="005169ef"/>
    </style:style>
    <style:style style:name="T60" style:family="text">
      <style:text-properties fo:language="en" fo:country="US" officeooo:rsid="004fdb49"/>
    </style:style>
    <style:style style:name="T61" style:family="text">
      <style:text-properties officeooo:rsid="004a4c41"/>
    </style:style>
    <style:style style:name="T62" style:family="text">
      <style:text-properties fo:font-weight="normal" officeooo:rsid="00382ac9" style:font-weight-asian="normal" style:font-weight-complex="normal"/>
    </style:style>
    <style:style style:name="T63" style:family="text">
      <style:text-properties style:text-position="33% 80%" fo:font-weight="normal" officeooo:rsid="00382ac9" style:font-weight-asian="normal" style:font-weight-complex="normal"/>
    </style:style>
    <style:style style:name="T64" style:family="text">
      <style:text-properties officeooo:rsid="004d290f"/>
    </style:style>
    <style:style style:name="T65" style:family="text">
      <style:text-properties style:font-name="URW Bookman L" officeooo:rsid="00531f76"/>
    </style:style>
    <style:style style:name="T66" style:family="text">
      <style:text-properties style:font-name="URW Bookman L" officeooo:rsid="0057862b"/>
    </style:style>
    <style:style style:name="T67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άδοση του:</text:p>
      <text:p text:style-name="P6">Α. ήχου <text:s/>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,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έχει πλέ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0">32. Ένα π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1"><text:span text:style-name="T24">33</text:span>. Ποια είδη δυνάμεων <text:span text:style-name="T24">πεδίου </text:span>υπάρχουν στην φύση;</text:p>
      <text:p text:style-name="P31">Α. <text:span text:style-name="T24">ηλεκτρικού </text:span>Β. <text:span text:style-name="T24">μαγνητικού</text:span> Γ. <text:span text:style-name="T24">βαρυτικού</text:span> Δ. <text:span text:style-name="T24">οπτικού</text:span></text:p>
      <text:p text:style-name="P32"><text:span text:style-name="T24">3</text:span><text:span text:style-name="T25">4</text:span>. <text:span text:style-name="T25">Τ</text:span>ο <text:span text:style-name="T25">βάρος ενός σώματος στην φυσική (όχι στην καθομιλουμένη!)</text:span></text:p>
      <text:p text:style-name="P33">είναι δύναμη, όχι σκέτη μάζα και μετράται σε:</text:p>
      <text:p text:style-name="P34"><text:span text:style-name="T26">Α. </text:span><text:span text:style-name="T25">κιλά </text:span><text:span text:style-name="T24"><text:s/></text:span><text:span text:style-name="T26">Β. </text:span><text:span text:style-name="T25">Νewton</text:span><text:span text:style-name="T26"> Γ. </text:span><text:span text:style-name="T25">kpont</text:span><text:span text:style-name="T26"> Δ. </text:span><text:span text:style-name="T27">g</text:span><text:span text:style-name="T25">r</text:span></text:p>
      <text:p text:style-name="P35">35. Κατά την περιστροφή σώματος η απόσταση της δυνάμεως από τον άξονα περιστροφής λέγεται:</text:p>
      <text:p text:style-name="P35">Α. μοχλός Β. βραχίονας Γ. Μοχλοβραχί<text:span text:style-name="T28">ο</text:span>νας Δ. Υπομόχλιο</text:p>
      <text:p text:style-name="P35">36. Η περιστροφή σώματος αντιθέτως προς την φορά του ωρολογίου είναι:</text:p>
      <text:p text:style-name="P35">Α. θετική Β.αρνητική Γ.ανάδρομη Δ.ορθή</text:p>
      <text:p text:style-name="P35">37. Εάν η ροπή M = F ∙ ℓ ποια ειναι η μονάδα μέτρησής της <text:span text:style-name="T29">στο μετρικό σύστημα SI</text:span>;</text:p>
      <text:p text:style-name="P35">Α. Nm B. kpm Γ. <text:span text:style-name="T29">Νinches </text:span>Δ. <text:span text:style-name="T29">Nyard</text:span></text:p>
      <text:p text:style-name="P36"><text:soft-page-break/>38. Το σύστημα δυο δυνάμεων ονομάζεται ζεύγος δυνάμεων <text:s/>όταν:</text:p>
      <text:p text:style-name="P36">Α. έχουν το ίδιο μέτρο Β. είναι παράλληλες Γ. έχουν αντίθετη φορά Δ. Ίδια φορά</text:p>
      <text:p text:style-name="P36">39. Το πλεονέκτημα του <text:span text:style-name="T28">κέντρου βάρους </text:span>είναι ότι, ακόμη και αν στραφεί το σώμα,</text:p>
      <text:p text:style-name="P36">χωρίς όμως να αλλάξει το σχήμα του, το σημείο αυτό παραμένει το ίδιο.</text:p>
      <text:p text:style-name="P37">Α. Σωστό <text:tab/>Β. Λάθος</text:p>
      <text:p text:style-name="P37">40. Ποια είναι τα είδη ισοροπίας ενός σώματος;</text:p>
      <text:p text:style-name="P37">Α. Ουδέτερη Β. Αδιάφορη Γ. Ευσταθής Δ. Ασταθής</text:p>
      <text:p text:style-name="P36"/>
      <text:p text:style-name="P35"><text:s/></text:p>
      <text:h text:style-name="P38" text:outline-level="1">Video<text:span text:style-name="T30">s</text:span></text:h>
      <text:p text:style-name="P39"><text:a xlink:type="simple" xlink:href="https://youtu.be/mAz2ZNkh-og" text:style-name="Internet_20_link" text:visited-style-name="Visited_20_Internet_20_Link"><text:span text:style-name="T31">Κοσμολογία</text:span></text:a></text:p>
      <text:p text:style-name="P40"><text:a xlink:type="simple" xlink:href="https://youtu.be/_62reqKm2n4" text:style-name="Internet_20_link" text:visited-style-name="Visited_20_Internet_20_Link"><text:span text:style-name="T32">Ήχοι από την γέννεση του σύμπαντος</text:span></text:a></text:p>
      <text:p text:style-name="P40"><text:a xlink:type="simple" xlink:href="https://youtu.be/_wyUB8tNMNs" text:style-name="Internet_20_link" text:visited-style-name="Visited_20_Internet_20_Link"><text:span text:style-name="T33">Απόψεις για την προέλευση του σύμπαντος</text:span></text:a></text:p>
      <text:h text:style-name="P38" text:outline-level="1">Ασκήσεις</text:h>
      <text:p text:style-name="P41"><text:span text:style-name="T34">1. </text:span><text:span text:style-name="T35">Έ</text:span><text:span text:style-name="T36">να δοχείο</text:span><text:span text:style-name="T35"> που έχει </text:span><text:span text:style-name="T37">σχήμα ορθογ</text:span><text:span text:style-name="T38">ω</text:span><text:span text:style-name="T37">νίου παραλληλεπιπέδου </text:span><text:span text:style-name="T35">έχει διαστάσεις </text:span><text:span text:style-name="T39">6</text:span><text:span text:style-name="T40">c</text:span><text:span text:style-name="T39">m x 10</text:span><text:span text:style-name="T40">c</text:span><text:span text:style-name="T39">m x 5</text:span><text:span text:style-name="T40">c</text:span><text:span text:style-name="T39">m</text:span><text:span text:style-name="T35">. </text:span><text:span text:style-name="T38">To</text:span><text:span text:style-name="T37"> </text:span><text:span text:style-name="T38">δοχείο</text:span><text:span text:style-name="T37"> είναι </text:span><text:span text:style-name="T41">κατά το ήμισυ </text:span><text:span text:style-name="T37">γεμάτ</text:span><text:span text:style-name="T38">o</text:span><text:span text:style-name="T35"> με </text:span><text:span text:style-name="T36">γάλα</text:span><text:span text:style-name="T35"> που έχει πυκνότητα </text:span><text:span text:style-name="T42">1.035 g/cm</text:span><text:span text:style-name="T43">3</text:span><text:span text:style-name="T44"> </text:span><text:span text:style-name="T35">. Πόση είναι η μάζα του </text:span><text:span text:style-name="T36">γάλακτος</text:span><text:span text:style-name="T35"> τ</text:span><text:span text:style-name="T36">ου δοχείου</text:span><text:span text:style-name="T35">;</text:span></text:p>
      <text:p text:style-name="P42">Δίδεται ό<text:span text:style-name="T45">τι </text:span><text:span text:style-name="T35">πυκνότητα </text:span>= μάζα δια του όγκου.</text:p>
      <text:p text:style-name="P42">Λύση: Έστωσαν ρ η <text:s/><text:span text:style-name="T35">πυκνότητα, </text:span>V ο όγκος του δοχείου, m η ζητούμενη μάζα του γάλακτος.</text:p>
      <text:p text:style-name="P42"><text:span text:style-name="T22">Εξ ορισμού: </text:span>ρ = m / V =&gt; m = ρ * V =&gt; m = <text:span text:style-name="T46">1.035 g/cm</text:span><text:span text:style-name="T47">3</text:span><text:span text:style-name="T44"> <text:s/>* 5cm * 6 cm * 10cm </text:span><text:span text:style-name="T48">= 310.5 gr. </text:span><text:span text:style-name="T49">Διαιρώ</text:span><text:span text:style-name="T50"> δια του δυο και λαμβάνω 155 gr.</text:span></text:p>
      <text:p text:style-name="P43"><text:span text:style-name="T50">2. </text:span><text:span text:style-name="T51">Εάν το δοχείο </text:span><text:span text:style-name="T52">γίνει τώρα</text:span><text:span text:style-name="T51"> κυλιδρικό κύπελλο ακτίνας 5 cm και ύψους 10 cm, να λύσετε πάλι την άσκηση 1.</text:span></text:p>
      <text:p text:style-name="P44"><text:soft-page-break/><text:span text:style-name="T51">3.</text:span><text:span text:style-name="T50"> </text:span><text:span text:style-name="T51">Εάν το δοχείο </text:span><text:span text:style-name="T52">γίνει τώρα</text:span><text:span text:style-name="T51"> κυ</text:span><text:span text:style-name="T53">βι</text:span><text:span text:style-name="T51">κό κύπελλο </text:span><text:span text:style-name="T53">πλευράς</text:span><text:span text:style-name="T51"> 5 cm, να λύσετε πάλι την άσκηση 1.</text:span></text:p>
      <text:p text:style-name="Standard"><text:span text:style-name="T54">4. </text:span><text:span text:style-name="T55">Μια </text:span><text:a xlink:type="simple" xlink:href="https://akispetretzikis.com/recipe/210/tiramisoy" text:style-name="Internet_20_link" text:visited-style-name="Visited_20_Internet_20_Link"><text:span text:style-name="T55">συνταγή τιραμισού</text:span></text:a><text:span text:style-name="T55"> περιγράφει ότι για </text:span><text:span text:style-name="T56">6</text:span><text:span text:style-name="T55"> μερίδες χρειάζονται 4</text:span><text:span text:style-name="T56">2</text:span><text:span text:style-name="T55">0 γραμμάρια τύρου μασκαρπόνε, </text:span><text:span text:style-name="T57">120 γρ. άχνη ζάχαρη, 1</text:span><text:span text:style-name="T56">2</text:span><text:span text:style-name="T57">0 γρ. Μαυροδάφνη, 3</text:span><text:span text:style-name="T56">6</text:span><text:span text:style-name="T57">0 γρ. καφέ, εσπρέσο ρόφημα, </text:span><text:span text:style-name="T31">4</text:span><text:span text:style-name="T58">8</text:span><text:span text:style-name="T31">0 γρ. κρέμα γάλακτος, </text:span><text:span text:style-name="T58">6</text:span><text:span text:style-name="T31">0 γρ. κουβερτούρα, σε κομματάκια, 30 γρ. κουβερτούρα, σε ξύσμα.</text:span></text:p>
      <text:p text:style-name="P45"><text:span text:style-name="T44"><text:s/>Για </text:span><text:span text:style-name="T59">10</text:span><text:span text:style-name="T44"> μερίδες άραγε πόσα γραμμάρια τυρί, </text:span><text:span text:style-name="T60">και κάθε άλλο υλικό</text:span><text:span text:style-name="T44"> χρειάζομαστε;</text:span></text:p>
      <text:p text:style-name="P46">5. Ένα λίτρο <text:span text:style-name="T61">(lt) </text:span>γάλακτος με πόσα κυβικά εκατοστά <text:span text:style-name="T61">(</text:span><text:span text:style-name="T62">cm</text:span><text:span text:style-name="T63">3</text:span><text:span text:style-name="T61">)</text:span> ισούται;</text:p>
      <text:p text:style-name="P47">6. Μια ζάντα αυτοκινήτου έχει διάμετρο 15 inches, πόσα cm είναι; <text:span text:style-name="T64">Δίδεται: 1 inch = 2,54 cm.</text:span></text:p>
      <text:p text:style-name="P47">7. Μια ευρεία οθόνη τηλεόρασης έχει διαγώνιο 65 inches, <text:s/>πόσα cm είναι;</text:p>
      <text:p text:style-name="P48"><text:span text:style-name="T65">8. Να επισκεφθείτε τους ιστότοπους για </text:span><text:span text:style-name="T66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65">ργασία στη</text:span><text:span text:style-name="T67">ν</text:span><text:span text:style-name="T65"> εστίαση στο skywalker.gr</text:span></text:a></text:p>
      <text:p text:style-name="P49"><text:a xlink:type="simple" xlink:href="https://www.kariera.gr/jobs/food-or-cafe-jobs-in-attiki?page=0&amp;limit=20" text:style-name="Internet_20_link" text:visited-style-name="Visited_20_Internet_20_Link"><text:span text:style-name="T65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2-16T09:50:33.839434082">16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6T09:50:31.113074203</dc:date>
    <meta:editing-duration>PT2H32M47S</meta:editing-duration>
    <meta:editing-cycles>59</meta:editing-cycles>
    <meta:generator>LibreOffice/24.8.3.2$Linux_X86_64 LibreOffice_project/480$Build-2</meta:generator>
    <meta:print-date>2024-12-16T09:49:24.914386702</meta:print-date>
    <meta:printed-by>PDF files</meta:printed-by>
    <dc:title>Πρώτο κεφαλαιο</dc:title>
    <meta:document-statistic meta:table-count="0" meta:image-count="0" meta:object-count="0" meta:page-count="5" meta:paragraph-count="105" meta:word-count="933" meta:character-count="5405" meta:non-whitespace-character-count="4460"/>
  </office:meta>
</office:document-meta>
</file>